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ACEA0DCCED7C997D.jpg" manifest:media-type="image/jpeg"/>
  <manifest:file-entry manifest:full-path="Pictures/1000020100000780000004380CA6EDF7758AC3D0.png" manifest:media-type="image/png"/>
  <manifest:file-entry manifest:full-path="Pictures/100002010000078000000438F94F55186B0DC41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Vertical_20_Text-outline1">
      <style:graphic-properties draw:stroke="none" svg:stroke-width="0cm" draw:fill="none" draw:textarea-horizontal-align="right" draw:textarea-vertical-align="bottom" draw:auto-grow-height="false" draw:auto-grow-width="false" draw:fit-to-size="false" style:shrink-to-fit="false" fo:min-height="10.798cm" fo:padding-top="0.127cm" fo:padding-bottom="0.127cm" fo:padding-left="0.254cm" fo:padding-right="0.254cm" fo:wrap-option="wrap"/>
      <style:paragraph-properties style:writing-mode="tb-rl"/>
    </style:style>
    <style:style style:name="pr8" style:family="presentation" style:parent-style-name="Title_20_and_20_Vertical_20_Tex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20_and_20_Vertical_20_Tex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center" style:writing-mode="lr-tb" style:font-independent-line-spacing="true"/>
      <style:text-properties fo:font-size="48pt"/>
    </style:style>
    <style:style style:name="P3" style:family="paragraph">
      <loext:graphic-properties draw:fill="none" draw:fill-color="#ffffff"/>
      <style:paragraph-properties fo:text-align="center"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text-align="center" style:writing-mode="lr-tb" style:font-independent-line-spacing="true"/>
      <style:text-properties fo:font-size="36pt"/>
    </style:style>
    <style:style style:name="P7" style:family="paragraph">
      <style:paragraph-properties fo:margin-left="0cm" fo:margin-right="0cm" fo:margin-top="0cm" fo:margin-bottom="0cm" fo:line-height="90%" fo:text-align="justify"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center"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2" style:family="paragraph">
      <style:paragraph-properties fo:margin-left="0.318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1.27cm" fo:margin-right="0cm" fo:margin-top="0cm" fo:margin-bottom="0cm" fo:line-height="150%" fo:text-align="center"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794cm" fo:margin-right="0cm" fo:margin-top="0.353cm" fo:margin-bottom="0cm" fo:line-height="100%" fo:text-align="start" fo:text-indent="-0.475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cm" fo:margin-bottom="0.353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center" style:writing-mode="tb-rl" style:font-independent-line-spacing="true"/>
      <style:text-properties fo:font-size="18pt"/>
    </style:style>
    <style:style style:name="P1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text-transform="uppercase" fo:color="#ffffff" loext:opacity="100%" style:text-line-through-style="none" style:text-line-through-type="none" style:text-position="0% 100%" style:font-name="Calibri Light1" fo:font-size="48pt" fo:letter-spacing="normal" fo:language="en" fo:country="IN"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Calibri1"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text-transform="uppercase" fo:color="#ffffff" loext:opacity="100%" style:text-line-through-style="none" style:text-line-through-type="none" style:text-position="0% 100%" style:font-name="Calibri Light1" fo:font-size="36pt" fo:letter-spacing="normal" fo:language="en" fo:country="IN"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alibri1"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alibri1"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alibri1" fo:font-size="29pt" fo:letter-spacing="normal" fo:language="en" fo:country="IN" fo:font-style="normal" style:text-underline-style="none" fo:font-weight="normal" style:font-size-asian="29pt" style:font-style-asian="normal" style:font-weight-asian="normal" style:font-size-complex="29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alibri1" fo:font-size="22pt" fo:letter-spacing="normal" fo:language="en" fo:country="IN" fo:font-style="normal" style:text-underline-style="none" fo:font-weight="normal" style:font-size-asian="22pt" style:font-style-asian="normal" style:font-weight-asian="normal" style:font-size-complex="2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1" fo:font-size="30pt" fo:letter-spacing="normal" fo:language="en" fo:country="IN" fo:font-style="normal" style:text-underline-style="none" fo:font-weight="normal" style:font-size-asian="30pt" style:font-style-asian="normal" style:font-weight-asian="normal" style:font-size-complex="3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1"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text-transform="uppercase" fo:color="#ffffff" loext:opacity="100%" style:text-line-through-style="none" style:text-line-through-type="none" style:text-position="0% 100%" style:font-name="Calibri Light1" fo:font-size="45pt" fo:letter-spacing="normal" fo:language="en" fo:country="IN" fo:font-style="normal" style:text-underline-style="none" fo:font-weight="normal" style:font-size-asian="45pt" style:font-style-asian="normal" style:font-weight-asian="normal" style:font-size-complex="4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Google Shape;27;p1" presentation:style-name="pr1" draw:text-style-name="P2" draw:layer="layout" svg:width="19.992cm" svg:height="6.726cm" svg:x="11.007cm" svg:y="5.456cm" presentation:class="title" presentation:user-transformed="true">
          <draw:text-box>
            <text:p text:style-name="P1"><text:span text:style-name="T1">CASE STUDY</text:span></text:p>
          </draw:text-box>
        </draw:frame>
        <draw:frame draw:name="Google Shape;28;p1" presentation:style-name="pr2" draw:text-style-name="P3" draw:layer="layout" svg:width="19.992cm" svg:height="3.903cm" svg:x="11.007cm" svg:y="12.183cm" presentation:class="subtitle" presentation:user-transformed="true">
          <draw:text-box>
            <text:p text:style-name="P1"><text:span text:style-name="T2">E HEALTH CARE MANAGEMENT</text:span></text:p>
            <text:p text:style-name="P1"><text:span text:style-name="T2">BY CHANDAN GOWDA R</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INTRODUCTION" draw:style-name="dp1" draw:master-page-name="Title_20_and_20_Content" presentation:presentation-page-layout-name="AL2T11">
        <office:forms form:automatic-focus="false" form:apply-design-mode="false"/>
        <draw:frame draw:name="Google Shape;55;p1" presentation:style-name="pr4" draw:text-style-name="P6" draw:layer="layout" svg:width="28.142cm" svg:height="4.5cm" svg:x="1.905cm" svg:y="-0.5cm" presentation:class="title" presentation:user-transformed="true">
          <draw:text-box>
            <text:p text:style-name="P5"><text:span text:style-name="T3">INTRODUCTION</text:span></text:p>
          </draw:text-box>
        </draw:frame>
        <draw:frame draw:name="Google Shape;56;p1" presentation:style-name="pr5" draw:text-style-name="P9" draw:layer="layout" svg:width="29.732cm" svg:height="16.5cm" svg:x="1.768cm" svg:y="3cm" presentation:class="outline" presentation:user-transformed="true">
          <draw:text-box>
            <text:p text:style-name="P5"><text:span text:style-name="T4">This application deals with the corporate Medicare management.This project is very helpful to both Medicarestaff and public.It is having mainly Administration modules.</text:span></text:p>
            <text:p text:style-name="P5"><text:span text:style-name="T4">This application add the details of every individual patient and the doctors available respects to their department and waiting list of an patient for consulting the doctors and diagnosis details.It is user friendly application which can be used by any person.It can also store the <text:s/>date of admission and date of discharge.It help in the satisfaction of user and the public.</text:span></text:p>
            <text:p text:style-name="P5"><text:span text:style-name="T4"/></text:p>
            <text:p text:style-name="P5"><text:span text:style-name="T4">PURPOSE</text:span></text:p>
            <text:list text:style-name="L3">
              <text:list-item>
                <text:p text:style-name="P7"><text:span text:style-name="T5"><text:s/></text:span><text:span text:style-name="T4">The main objective while implementing the project E-Health care management System <text:s/>was to minimize the work and at the same time increase the speed of the work done. </text:span></text:p>
              </text:list-item>
              <text:list-item>
                <text:p text:style-name="P7"><text:span text:style-name="T4">This console application consist of 5 tables .Each table will perform multiple operation.</text:span></text:p>
                <text:p text:style-name="P7"><text:span text:style-name="T4"/></text:p>
              </text:list-item>
            </text:list>
            <text:p text:style-name="P8"><text:span text:style-name="T6">CONCEPTS</text:span></text:p>
            <text:p text:style-name="P8"><text:span text:style-name="T4">JDBC</text:span></text:p>
            <text:p text:style-name="P8"><text:span text:style-name="T4">Exception Handling </text:span></text:p>
            <text:p text:style-name="P5"><text:span text:style-name="T5"/></text:p>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OPERATIONS&#10;" draw:style-name="dp1" draw:master-page-name="Title_20_and_20_Content" presentation:presentation-page-layout-name="AL2T11">
        <office:forms form:automatic-focus="false" form:apply-design-mode="false"/>
        <draw:frame draw:name="Google Shape;42;p1" presentation:style-name="pr4" draw:text-style-name="P6" draw:layer="layout" svg:width="28.142cm" svg:height="4.044cm" svg:x="1.905cm" svg:y="1.693cm" presentation:class="title" presentation:user-transformed="true">
          <draw:text-box>
            <text:p text:style-name="P5"><text:span text:style-name="T3">OPERATIONS</text:span><text:span text:style-name="T3"><text:line-break/></text:span><text:span text:style-name="T3"/></text:p>
          </draw:text-box>
        </draw:frame>
        <draw:frame draw:name="Google Shape;43;p1" presentation:style-name="pr5" draw:text-style-name="P9" draw:layer="layout" svg:width="30.8cm" svg:height="12cm" svg:x="1.2cm" svg:y="4.5cm" presentation:class="outline" presentation:user-transformed="true">
          <draw:text-box>
            <text:list text:style-name="L3">
              <text:list-item>
                <text:p text:style-name="P10"><text:span text:style-name="T7">ADDING PATIENT DETAIL</text:span></text:p>
              </text:list-item>
              <text:list-item>
                <text:p text:style-name="P11"><text:span text:style-name="T7">ADDING DOCTOR DETAIL</text:span></text:p>
              </text:list-item>
              <text:list-item>
                <text:p text:style-name="P11"><text:span text:style-name="T7">WAITING DETAIL </text:span></text:p>
              </text:list-item>
              <text:list-item>
                <text:p text:style-name="P11"><text:span text:style-name="T7">SURGICAL DETAILS</text:span></text:p>
              </text:list-item>
              <text:list-item>
                <text:p text:style-name="P11"><text:span text:style-name="T7">DIAGNOSIS</text:span></text:p>
              </text:list-item>
            </text:list>
            <text:p text:style-name="P11"><text:span text:style-name="T5"/></text:p>
            <text:p text:style-name="P12"><text:span text:style-name="T8">CONCLUSION</text:span></text:p>
            <text:list text:style-name="L4">
              <text:list-item>
                <text:p text:style-name="P13"><text:span text:style-name="T9">A fully menu user friendly computerized system has been developed where the user can perform task like entering data and appending the information with great ease.</text:span></text:p>
              </text:list-item>
              <text:list-item>
                <text:p text:style-name="P5"><text:span text:style-name="T9">All the operation are carried automatically preventing a lot of manual work.</text:span></text:p>
              </text:list-item>
            </text:list>
            <text:p text:style-name="P14"><text:span text:style-name="T8"/></text:p>
            <text:p text:style-name="P14"><text:span text:style-name="T8"/></text:p>
            <text:p text:style-name="P12"><text:span text:style-name="T5"/></text:p>
            <text:p text:style-name="P15"><text:span text:style-name="T5"/></text:p>
          </draw:text-box>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THANK YOU" draw:style-name="dp1" draw:master-page-name="Title_20_and_20_Vertical_20_Text" presentation:presentation-page-layout-name="AL3T23">
        <draw:frame draw:name="Google Shape;58;p2" presentation:style-name="pr7" draw:text-style-name="P17" draw:layer="layout" svg:width="28.142cm" svg:height="10.136cm" draw:transform="rotate (-3.14159265358979) translate (30.048cm 16.087cm)" presentation:class="outline" presentation:user-transformed="true">
          <draw:text-box>
            <text:p text:style-name="P16"><text:span text:style-name="T5">.</text:span></text:p>
          </draw:text-box>
        </draw:frame>
        <draw:frame draw:name="Google Shape;59;p2" presentation:style-name="pr8" draw:text-style-name="P6" draw:layer="layout" svg:width="30.561cm" svg:height="12.035cm" svg:x="1.653cm" svg:y="3.507cm" presentation:class="title" presentation:user-transformed="true">
          <draw:text-box>
            <text:p text:style-name="P18"><text:span text:style-name="T10">THANK YOU</text:span></text:p>
          </draw:text-box>
        </draw:frame>
        <presentation:notes draw:style-name="dp3">
          <draw:page-thumbnail draw:name="Google Shape;48;g5f6fe3224cc8b7d2_0:notes" draw:style-name="gr1" draw:layer="layout" svg:width="12.7cm" svg:height="9.524cm" svg:x="3.176cm" svg:y="1.905cm" draw:page-number="4" presentation:class="page"/>
          <draw:frame draw:name="Google Shape;49;g5f6fe3224cc8b7d2_0:notes" presentation:style-name="pr9" draw:text-style-name="P1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ACEA0DCCED7C997D.jpg" xlink:type="simple" xlink:show="embed" xlink:actuate="onLoad"/>
    <draw:fill-image draw:name="msFillBitmap_20_2" draw:display-name="msFillBitmap 2" xlink:href="Pictures/100000000000078000000438ACEA0DCCED7C997D.jpg" xlink:type="simple" xlink:show="embed" xlink:actuate="onLoad"/>
    <draw:fill-image draw:name="msFillBitmap_20_3" draw:display-name="msFillBitmap 3" xlink:href="Pictures/100000000000078000000438ACEA0DCCED7C997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background" style:display-name="Title and Vertical Text-background" style:family="presentation">
      <style:graphic-properties draw:stroke="none" draw:fill="bitmap" draw:fill-image-name="msFillBitmap_20_3" style:repeat="stretch"/>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text:list-style style:name="Title_20_and_20_Vertical_20_Text-outline1" style:display-name="Title and Vertical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outline2" style:display-name="Title and Vertical Text-outline2" style:family="presentation" style:parent-style-name="Title_20_and_20_Vertical_20_Tex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Vertical_20_Text-outline3" style:display-name="Title and Vertical Text-outline3" style:family="presentation" style:parent-style-name="Title_20_and_20_Vertical_20_Tex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Vertical_20_Text-outline4" style:display-name="Title and Vertical Text-outline4" style:family="presentation" style:parent-style-name="Title_20_and_20_Vertical_20_Tex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23">
      <presentation:placeholder presentation:object="handout" svg:x="2.058cm" svg:y="1.743cm" svg:width="10.556cm" svg:height="3.507cm"/>
      <presentation:placeholder presentation:object="handout" svg:x="15.414cm" svg:y="1.743cm" svg:width="10.556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0_and_20_Vertical_20_Text-outline1">
      <style:graphic-properties draw:stroke="none" svg:stroke-width="0cm" draw:fill="none" draw:textarea-vertical-align="top" draw:auto-grow-height="false" draw:fit-to-size="false" style:shrink-to-fit="false" fo:min-height="11.049cm" fo:padding-top="0.254cm" fo:padding-bottom="0.254cm" fo:padding-left="0.127cm" fo:padding-right="0.127cm" fo:wrap-option="wrap"/>
      <style:paragraph-properties style:writing-mode="lr-tb"/>
    </style:style>
    <style:style style:name="Mpr11" style:family="presentation" style:parent-style-name="Title_20_and_20_Vertical_20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and_20_Vertical_20_Tex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3" style:family="presentation" style:parent-style-name="Title_20_and_20_Vertical_20_Text-backgroundobjects">
      <style:graphic-properties draw:stroke="none" draw:fill="none" draw:fill-color="#ffffff" draw:auto-grow-height="false" fo:min-height="1.485cm"/>
      <style:paragraph-properties style:writing-mode="lr-tb"/>
    </style:style>
    <style:style style:name="Mpr14" style:family="presentation" style:parent-style-name="Title_20_and_20_Vertical_20_Tex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top="0cm" fo:margin-bottom="0cm" fo:line-height="100%" fo:text-align="end" style:punctuation-wrap="hanging" style:writing-mode="lr-tb"/>
      <style:text-properties fo:hyphenate="false"/>
    </style:style>
    <style:style style:name="MP7" style:family="paragraph">
      <loext:graphic-properties draw:fill="none"/>
      <style:paragraph-properties fo:text-align="center" style:writing-mode="lr-tb" style:font-independent-line-spacing="true"/>
      <style:text-properties fo:font-size="48pt"/>
    </style:style>
    <style:style style:name="MP8"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9" style:family="paragraph">
      <loext:graphic-properties draw:fill="none" draw:fill-color="#ffffff"/>
      <style:paragraph-properties fo:text-align="center" style:writing-mode="lr-tb" style:font-independent-line-spacing="true"/>
      <style:text-properties fo:font-size="10pt" style:font-size-asian="14pt" style:font-size-complex="14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loext:graphic-properties draw:fill="none"/>
      <style:paragraph-properties fo:text-align="center" style:writing-mode="lr-tb" style:font-independent-line-spacing="true"/>
      <style:text-properties fo:font-size="36pt"/>
    </style:style>
    <style:style style:name="MP12"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13" style:family="paragraph">
      <loext:graphic-properties draw:fill="none"/>
      <style:paragraph-properties fo:text-align="center"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text-transform="uppercase" fo:color="#ffffff" loext:opacity="100%" style:text-line-through-style="none" style:text-line-through-type="none" style:text-position="0% 100%" style:font-name="Calibri Light1" fo:font-size="48pt" fo:letter-spacing="normal" fo:language="en" fo:country="US"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1"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text-transform="uppercase" fo:color="#ffffff" loext:opacity="100%" style:text-line-through-style="none" style:text-line-through-type="none" style:text-position="0% 100%" style:font-name="Calibri Light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5" draw:layer="backgroundobjects" svg:width="33.857cm" svg:height="19.044cm" svg:x="0cm" svg:y="0cm">
        <draw:image xlink:href="Pictures/1000020100000780000004380CA6EDF7758AC3D0.png" xlink:type="simple" xlink:show="embed" xlink:actuate="onLoad" draw:mime-type="image/png">
          <text:p/>
        </draw:image>
        <svg:desc>Celestia-R1---OverlayTitleHD.png</svg:desc>
      </draw:frame>
      <draw:frame draw:name="Title 1" presentation:style-name="Mpr1" draw:text-style-name="MP7" draw:layer="backgroundobjects" svg:width="19.993cm" svg:height="6.725cm" svg:x="11.007cm" svg:y="5.456cm" presentation:class="title" presentation:user-transformed="true">
        <draw:text-box>
          <text:p text:style-name="MP6"><text:span text:style-name="MT2">Click to edit Master title style</text:span></text:p>
        </draw:text-box>
      </draw:frame>
      <draw:frame draw:name="Date Placeholder 3" presentation:style-name="Mpr2" draw:text-style-name="MP9" draw:layer="backgroundobjects" svg:width="4.444cm" svg:height="1.049cm" svg:x="24.813cm" svg:y="16.307cm" presentation:class="date-time" presentation:user-transformed="true">
        <draw:text-box>
          <text:p text:style-name="MP8"><text:span text:style-name="MT3"><text:date style:data-style-name="D1" text:date-value="2022-03-23">3/23/22</text:date></text:span></text:p>
        </draw:text-box>
      </draw:frame>
      <draw:frame draw:name="Footer Placeholder 4" presentation:style-name="Mpr2" draw:text-style-name="MP9" draw:layer="backgroundobjects" svg:width="13.593cm" svg:height="1.049cm" svg:x="11.007cm" svg:y="16.307cm" presentation:class="footer" presentation:user-transformed="true">
        <draw:text-box>
          <text:p/>
        </draw:text-box>
      </draw:frame>
      <draw:frame draw:name="Slide Number Placeholder 5" presentation:style-name="Mpr2" draw:text-style-name="MP9" draw:layer="backgroundobjects" svg:width="1.53cm" svg:height="1.049cm" svg:x="29.469cm" svg:y="16.307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Picture 6" draw:style-name="Mgr3" draw:text-style-name="MP5" draw:layer="backgroundobjects" svg:width="33.857cm" svg:height="19.044cm" svg:x="0cm" svg:y="0cm">
        <draw:image xlink:href="Pictures/100002010000078000000438F94F55186B0DC414.png" xlink:type="simple" xlink:show="embed" xlink:actuate="onLoad" draw:mime-type="image/png">
          <text:p/>
        </draw:image>
        <svg:desc>Celestia-R1---OverlayContentHD.png</svg:desc>
      </draw:frame>
      <draw:frame draw:name="Title 1" presentation:style-name="Mpr5" draw:text-style-name="MP11" draw:layer="backgroundobjects" svg:width="28.142cm" svg:height="4.044cm" svg:x="1.905cm" svg:y="1.693cm" presentation:class="title" presentation:user-transformed="true">
        <draw:text-box>
          <text:p text:style-name="MP10"><text:span text:style-name="MT4">Click to edit Master title style</text:span></text:p>
        </draw:text-box>
      </draw:frame>
      <draw:frame draw:name="Content Placeholder 2" presentation:style-name="Mpr6" draw:text-style-name="MP13" draw:layer="backgroundobjects" svg:width="28.142cm" svg:height="10.135cm" svg:x="1.905cm" svg:y="5.95cm" presentation:class="outline" presentation:user-transformed="true">
        <draw:text-box>
          <text:list text:style-name="ML3">
            <text:list-item>
              <text:p text:style-name="MP12"><text:span text:style-name="MT5">Click to edit Master text styles</text:span></text:p>
              <text:list>
                <text:list-item>
                  <text:p text:style-name="MP12"><text:span text:style-name="MT6">Second level</text:span></text:p>
                  <text:list>
                    <text:list-item>
                      <text:p text:style-name="MP12"><text:span text:style-name="MT7">Third level</text:span></text:p>
                      <text:list>
                        <text:list-item>
                          <text:p text:style-name="MP12"><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7" draw:text-style-name="MP9" draw:layer="backgroundobjects" svg:width="4.444cm" svg:height="1.049cm" svg:x="23.86cm" svg:y="16.307cm" presentation:class="date-time" presentation:user-transformed="true">
        <draw:text-box>
          <text:p text:style-name="MP8"><text:span text:style-name="MT3"><text:date style:data-style-name="D1" text:date-value="2022-03-23">3/23/22</text:date></text:span></text:p>
        </draw:text-box>
      </draw:frame>
      <draw:frame draw:name="Footer Placeholder 4" presentation:style-name="Mpr7" draw:text-style-name="MP9" draw:layer="backgroundobjects" svg:width="21.742cm" svg:height="1.049cm" svg:x="1.905cm" svg:y="16.307cm" presentation:class="footer" presentation:user-transformed="true">
        <draw:text-box>
          <text:p/>
        </draw:text-box>
      </draw:frame>
      <draw:frame draw:name="Slide Number Placeholder 5" presentation:style-name="Mpr7" draw:text-style-name="MP9" draw:layer="backgroundobjects" svg:width="1.53cm" svg:height="1.049cm" svg:x="28.517cm" svg:y="16.307cm" presentation:class="page-number" presentation:user-transformed="true">
        <draw:text-box>
          <text:p text:style-name="MP8"><text:span text:style-name="MT3"><text:page-number>&lt;number&gt;</text:page-number></text:span></text:p>
        </draw:text-box>
      </draw:fram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3">
      <draw:frame draw:name="Picture 6" draw:style-name="Mgr3" draw:text-style-name="MP5" draw:layer="backgroundobjects" svg:width="33.857cm" svg:height="19.044cm" svg:x="0cm" svg:y="0cm">
        <draw:image xlink:href="Pictures/100002010000078000000438F94F55186B0DC414.png" xlink:type="simple" xlink:show="embed" xlink:actuate="onLoad" draw:mime-type="image/png">
          <text:p/>
        </draw:image>
        <svg:desc>Celestia-R1---OverlayContentHD.png</svg:desc>
      </draw:frame>
      <draw:frame draw:name="Vertical Text Placeholder 2" presentation:style-name="Mpr10" draw:text-style-name="MP13" draw:layer="backgroundobjects" svg:width="28.142cm" svg:height="10.135cm" svg:x="1.905cm" svg:y="5.95cm" presentation:class="outline" presentation:user-transformed="true">
        <draw:text-box>
          <text:list text:style-name="ML3">
            <text:list-item>
              <text:p text:style-name="MP12"><text:span text:style-name="MT5">Click to edit Master text styles</text:span></text:p>
              <text:list>
                <text:list-item>
                  <text:p text:style-name="MP12"><text:span text:style-name="MT6">Second level</text:span></text:p>
                  <text:list>
                    <text:list-item>
                      <text:p text:style-name="MP12"><text:span text:style-name="MT7">Third level</text:span></text:p>
                      <text:list>
                        <text:list-item>
                          <text:p text:style-name="MP12"><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11" draw:text-style-name="MP9" draw:layer="backgroundobjects" svg:width="4.444cm" svg:height="1.049cm" svg:x="23.86cm" svg:y="16.307cm" presentation:class="date-time" presentation:user-transformed="true">
        <draw:text-box>
          <text:p text:style-name="MP8"><text:span text:style-name="MT3"><text:date style:data-style-name="D1" text:date-value="2022-03-23">3/23/22</text:date></text:span></text:p>
        </draw:text-box>
      </draw:frame>
      <draw:frame draw:name="Footer Placeholder 4" presentation:style-name="Mpr11" draw:text-style-name="MP9" draw:layer="backgroundobjects" svg:width="21.742cm" svg:height="1.049cm" svg:x="1.905cm" svg:y="16.307cm" presentation:class="footer" presentation:user-transformed="true">
        <draw:text-box>
          <text:p/>
        </draw:text-box>
      </draw:frame>
      <draw:frame draw:name="Slide Number Placeholder 5" presentation:style-name="Mpr11" draw:text-style-name="MP9" draw:layer="backgroundobjects" svg:width="1.53cm" svg:height="1.049cm" svg:x="28.517cm" svg:y="16.307cm" presentation:class="page-number" presentation:user-transformed="true">
        <draw:text-box>
          <text:p text:style-name="MP8"><text:span text:style-name="MT3"><text:page-number>&lt;number&gt;</text:page-number></text:span></text:p>
        </draw:text-box>
      </draw:frame>
      <draw:frame draw:name="Title 1" presentation:style-name="Mpr12" draw:text-style-name="MP11" draw:layer="backgroundobjects" svg:width="28.142cm" svg:height="4.044cm" svg:x="1.905cm" svg:y="1.693cm" presentation:class="title" presentation:user-transformed="true">
        <draw:text-box>
          <text:p text:style-name="MP10"><text:span text:style-name="MT4">Click to edit Master title style</text:span></text:p>
        </draw:text-box>
      </draw:frame>
      <presentation:notes style:page-layout-name="PM2">
        <draw:page-thumbnail presentation:style-name="Title_20_and_20_Vertical_20_Text-title" draw:layer="backgroundobjects" svg:width="19.798cm" svg:height="11.136cm" svg:x="0.6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3-23T18:28:03.311000000</dc:date>
    <meta:editing-duration>PT2H41M9S</meta:editing-duration>
    <meta:editing-cycles>6</meta:editing-cycles>
    <meta:generator>LibreOffice/7.0.1.2$Windows_X86_64 LibreOffice_project/7cbcfc562f6eb6708b5ff7d7397325de9e764452</meta:generator>
    <meta:document-statistic meta:object-count="62"/>
  </office:meta>
</office:document-meta>
</file>